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#e9f5e9"/>
    </style:style>
    <style:style style:name="P4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20124d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text-properties fo:font-weight="normal"/>
    </style:style>
    <style:style style:name="P6" style:family="paragraph" style:parent-style-name="Text_20_body">
      <style:text-properties officeooo:rsid="001324af" officeooo:paragraph-rsid="001324af" fo:background-color="#ffff00"/>
    </style:style>
    <style:style style:name="P7" style:family="paragraph" style:parent-style-name="Text_20_body">
      <style:text-properties fo:language="en" fo:country="US" officeooo:rsid="001328f3" officeooo:paragraph-rsid="001328f3"/>
    </style:style>
    <style:style style:name="P8" style:family="paragraph" style:parent-style-name="Text_20_body">
      <style:text-properties fo:language="ru" fo:country="RU" officeooo:rsid="001328f3" officeooo:paragraph-rsid="001328f3"/>
    </style:style>
    <style:style style:name="P9" style:family="paragraph" style:parent-style-name="Standard">
      <style:text-properties officeooo:rsid="00189359" officeooo:paragraph-rsid="00189359"/>
    </style:style>
    <style:style style:name="P10" style:family="paragraph" style:parent-style-name="Text_20_body" style:list-style-name="L1">
      <loext:graphic-properties draw:fill="none" draw:fill-color="#ffffff"/>
      <style:paragraph-properties fo:margin-top="0.423cm" fo:margin-bottom="0cm" style:contextual-spacing="false" fo:line-height="138%" fo:background-color="transparent" fo:padding="0cm" fo:border="none" style:writing-mode="lr-tb"/>
      <style:text-properties fo:font-variant="normal" fo:text-transform="none" fo:color="#20124d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20124d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20124d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text-properties fo:language="en" fo:country="US" officeooo:rsid="001328f3" officeooo:paragraph-rsid="001328f3"/>
    </style:style>
    <style:style style:name="P14" style:family="paragraph" style:parent-style-name="Text_20_body">
      <style:text-properties fo:language="ru" fo:country="RU" officeooo:rsid="0015cc31" officeooo:paragraph-rsid="0015cc31"/>
    </style:style>
    <style:style style:name="P15" style:family="paragraph" style:parent-style-name="Text_20_body">
      <style:text-properties fo:language="ru" fo:country="RU" officeooo:rsid="00181d24" officeooo:paragraph-rsid="00181d24"/>
    </style:style>
    <style:style style:name="T1" style:family="text">
      <style:text-properties fo:font-variant="normal" fo:text-transform="none" fo:color="#1155cc" loext:opacity="100%" style:text-line-through-style="none" style:text-line-through-type="none" style:font-name="Roboto" fo:font-size="12pt" fo:font-style="normal" style:text-underline-style="solid" style:text-underline-width="auto" style:text-underline-color="font-color" fo:font-weight="normal" style:text-blinking="false" fo:background-color="#e9f5e9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#e9f5e9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#e9f5e9" loext:char-shading-value="0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81d24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81d2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habr.com/ru/post/498144/" text:style-name="Internet_20_link" text:visited-style-name="Visited_20_Internet_20_Link"><text:bookmark text:name="docs-internal-guid-55335bbd-7fff-af5e-2fbd-4b7164132f1f"/><text:span text:style-name="T1">https://habr.com/ru/post/498144/</text:span></text:a><text:span text:style-name="T3"> </text:span><text:span text:style-name="T2">- руководство пример как работать с hugging-face моделями</text:span></text:p>
      <text:p text:style-name="Text_20_body"/>
      <text:p text:style-name="P2">механизм ранжирования комментариев к постам на</text:p>
      <text:p text:style-name="P2">основе методов машинного обучения для соцсети</text:p>
      <text:p text:style-name="P2">ВКонтакте. </text:p>
      <text:p text:style-name="P2">пользователи хотят видеть, в первую очередь, топовые комментарии,</text:p>
      <text:p text:style-name="P2">повышающие ценность контента. </text:p>
      <text:p text:style-name="Text_20_body"/>
      <text:p text:style-name="P2">комментарии низкого каче-</text:p>
      <text:p text:style-name="P2">ства ухудшают общее восприятие поста и сайта</text:p>
      <text:p text:style-name="Text_20_body"/>
      <text:p text:style-name="P2">в целом. Именно поэтому важно ранжировать</text:p>
      <text:p text:style-name="P2">комментарии пользователей, а впоследствии</text:p>
      <text:p text:style-name="P2">и модерировать их, чтобы вначале показывать</text:p>
      <text:p text:style-name="Text_20_body"/>
      <text:p text:style-name="P2">только те, которые действительно дополняют</text:p>
      <text:p text:style-name="P2">ценность контента.</text:p>
      <text:p text:style-name="Text_20_body"/>
      <text:p text:style-name="P3">вначале нам нужно создать про-</text:p>
      <text:p text:style-name="P3">тотип сервиса по ранжированию комментариев</text:p>
      <text:p text:style-name="Text_20_body"/>
      <text:p text:style-name="P3">на основе открытых данных. Это позволит нам иметь уже какие-то наработки</text:p>
      <text:p text:style-name="P3">к тому времени, когда получим от коллег данные</text:p>
      <text:p text:style-name="Text_20_body"/>
      <text:p text:style-name="P3">внутренних исследований. Вдобавок, значитель-</text:p>
      <text:p text:style-name="P3">но ускорит процесс работы над проектом. Мы ис-</text:p>
      <text:p text:style-name="P3">пользовали такой подход при работе над автома-</text:p>
      <text:p text:style-name="P3">тическим переводом постов.</text:p>
      <text:p text:style-name="Text_20_body"/>
      <text:p text:style-name="P3">Ещё мы можем использовать различные ин-</text:p>
      <text:p text:style-name="P3">струменты для предобработки текста: например, заменить ссылки на специальный токен. </text:p>
      <text:p text:style-name="P3">для ранжирования комментари-</text:p>
      <text:p text:style-name="P3">ев можно применять и методы машинного обуче-</text:p>
      <text:p text:style-name="P3">ния, . Так как наша большая задача состоит из двух бо-</text:p>
      <text:p text:style-name="P3"><text:soft-page-break/>лее мелких — представления текста и затем ран-</text:p>
      <text:p text:style-name="P3">жирования, то для первой можно обратиться к готовым моделям, например с Hugging Face</text:p>
      <text:p text:style-name="Text_20_body"/>
      <text:p text:style-name="P4">Для решения задачи ранжирования комментариев на основе методов машинного обучения можно использовать следующие модели:</text:p>
      <text:list text:style-name="L1">
        <text:list-item>
          <text:p text:style-name="P10">Модель TF-IDF (Term Frequency-Inverse Document Frequency) - это модель, которая позволяет оценить важность слова в документе, исходя из того, как часто это слово встречается в документе и сколько раз оно встречается в других документах. Эта модель может быть использована для вычисления весов слов в комментариях и ранжирования комментариев на основе этих весов.</text:p>
        </text:list-item>
        <text:list-item>
          <text:p text:style-name="P11">Модель Word2Vec - это модель, которая позволяет представить слова в виде векторов в многомерном пространстве. Эта модель может быть использована для представления текстовых данных в виде векторов, что позволит использовать методы машинного обучения для ранжирования комментариев.</text:p>
        </text:list-item>
        <text:list-item>
          <text:p text:style-name="P11">Модель BERT (Bidirectional Encoder Representations from Transformers) - это модель, которая была разработана для задач обработки естественного языка, таких как классификация текстов, вопросно-ответные системы и машинный перевод. Эта модель может быть использована для представления комментариев в виде векторов и ранжирования комментариев на основе этих векторов.</text:p>
        </text:list-item>
        <text:list-item>
          <text:p text:style-name="P11">Модель Transformer-XL - это модель, которая была разработана для обработки последовательностей данных, таких как тексты. Эта модель может быть использована для представления комментариев в виде последовательности и ранжирования комментариев на основе этой последовательности.</text:p>
        </text:list-item>
        <text:list-item>
          <text:p text:style-name="P12">Модель GPT (Generative Pre-trained Transformer) - это модель, которая была разработана для генерации текста. Она может быть использована для предсказания следующего комментария на основе предыдущих комментариев и ранжирования комментариев на основе предсказанных вероятностей следующего комментария.</text:p>
        </text:list-item>
      </text:list>
      <text:p text:style-name="P5"><text:line-break/><text:line-break/>Vasya Golovastov, [13.03.2023 21:45]</text:p>
      <text:p text:style-name="Text_20_body">+ 2</text:p>
      <text:p text:style-name="Text_20_body"><text:soft-page-break/></text:p>
      <text:p text:style-name="Text_20_body">Александр Смирнов, [13.03.2023 21:53]</text:p>
      <text:p text:style-name="Text_20_body">https://meet.google.com/obo-dzhe-gxd</text:p>
      <text:p text:style-name="Text_20_body"/>
      <text:p text:style-name="Text_20_body">Для созвона.</text:p>
      <text:p text:style-name="Text_20_body"/>
      <text:p text:style-name="Text_20_body">Vasya Golovastov, [13.03.2023 21:55]</text:p>
      <text:p text:style-name="Text_20_body">подключился</text:p>
      <text:p text:style-name="Text_20_body"/>
      <text:p text:style-name="Text_20_body">hey helen, [13.03.2023 21:56]</text:p>
      <text:p text:style-name="Text_20_body">буду ровно в 9</text:p>
      <text:p text:style-name="Text_20_body"/>
      <text:p text:style-name="Text_20_body">Vasya Golovastov, [13.03.2023 21:56]</text:p>
      <text:p text:style-name="Text_20_body">GPT-3 - Василий</text:p>
      <text:p text:style-name="Text_20_body"/>
      <text:p text:style-name="Text_20_body">hey helen, [13.03.2023 22:04]</text:p>
      <text:p text:style-name="Text_20_body">https://drive.google.com/drive/folders/1Tqdzgj4X4-GM5nzXnyNAGNaQ0GE8tQOc</text:p>
      <text:p text:style-name="Text_20_body"/>
      <text:p text:style-name="Text_20_body">hey helen, [13.03.2023 22:05]</text:p>
      <text:p text:style-name="Text_20_body">This message is not supported by your version of Telegram. Please update to the latest version in Settings &gt; Advanced, or install it from https://desktop.telegram.org. If you are already using the latest version, this message might depend on a feature that is not yet implemented.</text:p>
      <text:p text:style-name="Text_20_body"/>
      <text:p text:style-name="Text_20_body">hey helen, [13.03.2023 22:16]</text:p>
      <text:p text:style-name="Text_20_body">https://colab.research.google.com/drive/1x8jKUNcDwsHZgbAkGWp0YT4w_ovtQ1eV?usp=sharing</text:p>
      <text:p text:style-name="Text_20_body"/>
      <text:p text:style-name="Text_20_body">Александр Смирнов, [13.03.2023 22:18]</text:p>
      <text:p text:style-name="P6">онлайн файл для заметок</text:p>
      <text:p text:style-name="Text_20_body">https://docs.google.com/document/d/153uqS7aTKxHay8SkePIchEZXQ89ayrp57xtRXwVE3Us/edit?usp=sharing</text:p>
      <text:p text:style-name="Text_20_body"/>
      <text:p text:style-name="Text_20_body">для заметок</text:p>
      <text:p text:style-name="Text_20_body"><text:soft-page-break/></text:p>
      <text:p text:style-name="Text_20_body">hey helen, [13.03.2023 22:19]</text:p>
      <text:p text:style-name="Text_20_body">https://habr.com/ru/post/498144/</text:p>
      <text:p text:style-name="Text_20_body"/>
      <text:p text:style-name="Text_20_body">руководство пример как работать с hugging-face моделями</text:p>
      <text:p text:style-name="Text_20_body"/>
      <text:p text:style-name="Text_20_body">hey helen, [13.03.2023 22:35]</text:p>
      <text:p text:style-name="Text_20_body">https://huggingface.co/models?pipeline_tag=token-classification&amp;sort=likes</text:p>
      <text:p text:style-name="Text_20_body"/>
      <text:p text:style-name="Text_20_body">Александр Смирнов, [13.03.2023 22:39]</text:p>
      <text:p text:style-name="Text_20_body">https://vc.ru/u/1389654-machine-learning/613520-osvoenie-gpt-3-polnoe-rukovodstvo-po-tonkoy-nastroyke-s-pomoshchyu-openai-dopolnennoe-primerami</text:p>
      <text:p text:style-name="Text_20_body"/>
      <text:p text:style-name="P7">bert</text:p>
      <text:p text:style-name="P7"/>
      <text:p text:style-name="P8">Вася:</text:p>
      <text:p text:style-name="P8">сортировка по двум параметрам: оценка и <text:span text:style-name="T4">ID</text:span></text:p>
      <text:p text:style-name="P8">далее:</text:p>
      <text:p text:style-name="P7">fron - <text:span text:style-name="T6">поле, кнопка и предупреждение</text:span></text:p>
      <text:p text:style-name="P14">карта распределения обязанностей</text:p>
      <text:p text:style-name="P14"><text:a xlink:type="simple" xlink:href="https://drive.google.com/drive/folders/1XyBz11sq--h19MC0g1M1SM8r2xtZAooy" text:style-name="Internet_20_link" text:visited-style-name="Visited_20_Internet_20_Link">code_squad – Google Диск</text:a> </text:p>
      <text:p text:style-name="P7"/>
      <text:p text:style-name="P15">ген симовская библиотека</text:p>
      <text:p text:style-name="Standard">Word2vec <text:span text:style-name="T5"> </text:span><text:span text:style-name="T7">обработка</text:span></text:p>
      <text:p text:style-name="Standard"><text:span text:style-name="T7"/></text:p>
      <text:p text:style-name="P9"><text:span text:style-name="T7">с</text:span><text:span text:style-name="T6">сылки преобразуем в спец слово</text:span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3T21:58:54.666335434</meta:creation-date>
    <dc:date>2023-03-15T21:32:20.312000000</dc:date>
    <meta:editing-duration>PT14H22M39S</meta:editing-duration>
    <meta:editing-cycles>6</meta:editing-cycles>
    <meta:generator>LibreOffice/7.4.2.3$Windows_X86_64 LibreOffice_project/382eef1f22670f7f4118c8c2dd222ec7ad009daf</meta:generator>
    <meta:document-statistic meta:table-count="0" meta:image-count="0" meta:object-count="0" meta:page-count="4" meta:paragraph-count="72" meta:word-count="551" meta:character-count="4560" meta:non-whitespace-character-count="4077"/>
  </office:meta>
</office:document-meta>
</file>